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in" fo:margin-bottom="0in" style:contextual-spacing="false" style:line-height-at-least="0.2189in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Standard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courier new" fo:font-size="11.25pt"/>
    </style:style>
    <style:style style:name="T2" style:family="text">
      <style:text-properties style:font-name="times new roman" fo:font-size="12.75pt"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. Translation</text:p>
      <text:section text:style-name="Sect1" text:name="pageContent">
        <text:p text:style-name="P5">time limit per test</text:p>
        <text:p text:style-name="P6">2 seconds</text:p>
        <text:p text:style-name="P5">memory limit per test</text:p>
        <text:p text:style-name="P6">256 megabytes</text:p>
        <text:p text:style-name="P5">input</text:p>
        <text:p text:style-name="P6">standard input</text:p>
        <text:p text:style-name="P5">output</text:p>
        <text:p text:style-name="P6">standard output</text:p>
        <text:p text:style-name="P8">The translation from the Berland language into the Birland language is not an easy task. Those languages are very similar: a berlandish word differs from a birlandish word with the same meaning a little: it is spelled (and pronounced) reversely. For example, a Berlandish word <text:span text:style-name="T1">code</text:span> corresponds to a Birlandish word <text:span text:style-name="T1">edoc</text:span>. However, it's easy to make a mistake during the «translation». Vasya translated word <text:span text:style-name="T2">s</text:span> from Berlandish into Birlandish as <text:span text:style-name="T2">t</text:span>. Help him: find out if he translated the word correctly.</text:p>
        <text:p text:style-name="P10">Input</text:p>
        <text:p text:style-name="P8">The first line contains word <text:span text:style-name="T2">s</text:span>, the second line contains word <text:span text:style-name="T2">t</text:span>. The words consist of lowercase Latin letters. The input data do not consist unnecessary spaces. The words are not empty and their lengths do not exceed 100 symbols.</text:p>
        <text:p text:style-name="P10">Output</text:p>
        <text:p text:style-name="P8">If the word <text:span text:style-name="T2">t</text:span> is a word <text:span text:style-name="T2">s</text:span>, written reversely, print <text:span text:style-name="T1">YES</text:span>, otherwise print <text:span text:style-name="T1">NO</text:span>.</text:p>
        <text:p text:style-name="P9">Examples</text:p>
        <text:p text:style-name="P11">input</text:p>
        <text:section text:style-name="Sect1" text:name="id009770624342228147">
          <text:p text:style-name="P12">Copy</text:p>
        </text:section>
        <text:p text:style-name="P1"><text:bookmark text:name="id0011901443879350504"/>code</text:p>
        <text:p text:style-name="P2">edoc</text:p>
        <text:p text:style-name="P11">output</text:p>
        <text:section text:style-name="Sect1" text:name="id005323427111141903">
          <text:p text:style-name="P12">Copy</text:p>
        </text:section>
        <text:p text:style-name="P1"><text:bookmark text:name="id0013026234743271137"/>YES</text:p>
        <text:p text:style-name="P11">input</text:p>
        <text:section text:style-name="Sect1" text:name="id0009195828141495888">
          <text:p text:style-name="P12">Copy</text:p>
        </text:section>
        <text:p text:style-name="P1"><text:bookmark text:name="id0040012345437101327"/>abb</text:p>
        <text:p text:style-name="P2">aba</text:p>
        <text:p text:style-name="P11">output</text:p>
        <text:section text:style-name="Sect1" text:name="id007301831281780049">
          <text:p text:style-name="P12">Copy</text:p>
        </text:section>
        <text:p text:style-name="P1"><text:bookmark text:name="id00666645867425552"/>NO</text:p>
        <text:p text:style-name="P11">input</text:p>
        <text:section text:style-name="Sect1" text:name="id0002113374150897407">
          <text:p text:style-name="P12">Copy</text:p>
        </text:section>
        <text:p text:style-name="P1"><text:bookmark text:name="id0007732927965088043"/>code</text:p>
        <text:p text:style-name="P2">code</text:p>
        <text:p text:style-name="P11">output</text:p>
        <text:section text:style-name="Sect1" text:name="id004835540013333539">
          <text:p text:style-name="P12">Copy</text:p>
        </text:section>
        <text:p text:style-name="P1"><text:bookmark text:name="id005328771615322068"/>NO</text:p>
      </text:section>
      <text:p text:style-name="P7"/>
      <text:section text:style-name="Sect1" text:name="footer">
        <text:p text:style-name="P3"><text:soft-page-break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22:46:30.792373274</dc:date>
    <meta:editing-duration>PT7S</meta:editing-duration>
    <meta:editing-cycles>1</meta:editing-cycles>
    <meta:document-statistic meta:table-count="0" meta:image-count="0" meta:object-count="0" meta:page-count="2" meta:paragraph-count="36" meta:word-count="181" meta:character-count="1027" meta:non-whitespace-character-count="882"/>
  </office:meta>
</office:document-meta>
</file>